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B700000071E6A4831387C6A5D3.png" manifest:media-type="image/png"/>
  <manifest:file-entry manifest:full-path="Pictures/10000000000002F20000007F241F027BA4879740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er">
      <style:text-properties fo:language="ca" fo:country="ES"/>
    </style:style>
    <style:style style:name="P2" style:family="paragraph" style:parent-style-name="Footnote">
      <style:paragraph-properties fo:padding="0cm" fo:border="none" style:snap-to-layout-grid="false"/>
      <style:text-properties fo:language="ca" fo:country="ES"/>
    </style:style>
    <style:style style:name="P3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P4" style:family="paragraph" style:parent-style-name="Standard">
      <style:paragraph-properties fo:text-align="end" style:justify-single-word="false"/>
      <style:text-properties fo:language="ca" fo:country="ES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paragraph-properties fo:text-align="justify" style:justify-single-word="false" style:snap-to-layout-grid="false"/>
      <style:text-properties fo:language="ca" fo:country="ES"/>
    </style:style>
    <style:style style:name="P7" style:family="paragraph" style:parent-style-name="Standard">
      <style:paragraph-properties fo:text-align="justify" style:justify-single-word="false" style:snap-to-layout-grid="false"/>
      <style:text-properties fo:language="ca" fo:country="ES" officeooo:paragraph-rsid="00100393"/>
    </style:style>
    <style:style style:name="P8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P9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P10" style:family="paragraph" style:parent-style-name="Standard">
      <style:text-properties style:font-name="Arial" fo:font-style="normal" fo:font-weight="bold" officeooo:rsid="00304b28" officeooo:paragraph-rsid="00304b28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Arial" fo:language="ca" fo:country="ES" fo:font-style="normal" style:text-underline-style="solid" style:text-underline-width="auto" style:text-underline-color="font-color" fo:font-weight="normal" officeooo:rsid="002ce32c" officeooo:paragraph-rsid="002e959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Arial" fo:language="ca" fo:country="ES" fo:font-style="normal" style:text-underline-style="none" fo:font-weight="normal" officeooo:rsid="003189e2" officeooo:paragraph-rsid="003189e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Arial" fo:language="ca" fo:country="ES" fo:font-weight="normal" officeooo:rsid="00304b28" officeooo:paragraph-rsid="00304b28" style:font-weight-asian="normal" style:font-weight-complex="normal"/>
    </style:style>
    <style:style style:name="P14" style:family="paragraph" style:parent-style-name="Standard">
      <style:text-properties style:font-name="Arial1" fo:language="ca" fo:country="ES" fo:font-weight="bold" officeooo:rsid="000a1ab6" officeooo:paragraph-rsid="0010b36a" style:font-weight-asian="bold" style:font-weight-complex="bold"/>
    </style:style>
    <style:style style:name="P15" style:family="paragraph" style:parent-style-name="Standard">
      <style:text-properties style:font-name="Arial1" fo:language="ca" fo:country="ES" fo:font-weight="bold" officeooo:rsid="00304b28" officeooo:paragraph-rsid="00304b28" style:font-weight-asian="bold" style:font-weight-complex="bold"/>
    </style:style>
    <style:style style:name="P16" style:family="paragraph" style:parent-style-name="Standard">
      <style:text-properties style:font-name="Arial1" fo:language="ca" fo:country="ES" fo:font-weight="normal" officeooo:rsid="00304b28" officeooo:paragraph-rsid="00304b28" style:font-weight-asian="normal" style:font-weight-complex="normal"/>
    </style:style>
    <style:style style:name="P17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ca" fo:country="ES" style:text-underline-style="none" fo:font-weight="bold" style:font-size-asian="10pt" style:font-weight-asian="bold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bold" officeooo:rsid="0019156e" officeooo:paragraph-rsid="0019156e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text-properties style:font-name="Arial" officeooo:paragraph-rsid="00304b28"/>
    </style:style>
    <style:style style:name="P20" style:family="paragraph" style:parent-style-name="Standard" style:list-style-name="L1">
      <style:text-properties style:font-name="Arial" fo:language="ca" fo:country="ES" fo:font-weight="normal" officeooo:rsid="00304b28" officeooo:paragraph-rsid="00304b28" style:font-weight-asian="normal" style:font-weight-complex="normal"/>
    </style:style>
    <style:style style:name="P21" style:family="paragraph" style:parent-style-name="Standard" style:list-style-name="L1">
      <style:text-properties style:font-name="Arial" fo:language="ca" fo:country="ES" fo:font-weight="normal" officeooo:rsid="003189e2" officeooo:paragraph-rsid="003189e2" style:font-weight-asian="normal" style:font-weight-complex="normal"/>
    </style:style>
    <style:style style:name="P22" style:family="paragraph" style:parent-style-name="Standard" style:list-style-name="L1">
      <style:text-properties style:font-name="Arial" officeooo:rsid="00304b28" officeooo:paragraph-rsid="00304b28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729ec"/>
    </style:style>
    <style:style style:name="T3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5" style:family="text">
      <style:text-properties fo:color="#000000" loext:opacity="100%" style:font-name="Arial1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6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ca" fo:country="ES" fo:font-weight="normal" style:font-weight-asian="normal" style:font-weight-complex="normal"/>
    </style:style>
    <style:style style:name="T9" style:family="text">
      <style:text-properties fo:language="ca" fo:country="ES" fo:font-weight="normal" officeooo:rsid="00304b28" style:font-weight-asian="normal" style:font-weight-complex="normal"/>
    </style:style>
    <style:style style:name="T10" style:family="text">
      <style:text-properties fo:language="ca" fo:country="ES" fo:font-weight="normal" officeooo:rsid="003189e2" style:font-weight-asian="normal" style:font-weight-complex="normal"/>
    </style:style>
    <style:style style:name="T11" style:family="text">
      <style:text-properties officeooo:rsid="003189e2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6"><text:span text:style-name="T3">Mòdul </text:span><text:span text:style-name="T5">6 – Accés a dades</text:span></text:p>
          </table:table-cell>
        </table:table-row>
        <table:table-row table:style-name="Taula1.2">
          <table:table-cell table:style-name="Taula1.A2" office:value-type="string">
            <text:p text:style-name="P7"><text:span text:style-name="T4">2</text:span><text:span text:style-name="T6">n <text:s text:c="2"/></text:span><text:span text:style-name="T3">CFGS Desenvolupament d'Aplicacions Multiplataforma</text:span></text:p>
          </table:table-cell>
        </table:table-row>
      </table:table>
      <text:p text:style-name="P5"/>
      <text:p text:style-name="P18">UF2 – Persistència en BDR-BDOR-BDOO</text:p>
      <text:p text:style-name="P14"/>
      <text:p text:style-name="P15">a) Solucions multicapa</text:p>
      <text:p text:style-name="P15"/>
      <text:p text:style-name="P16">Quan una aplicació es fa gran convé aïllar en capes diferents el codi en funció de la seva utilitat i/o del seu entorn de manera que, tot i que potser el desenvolupament és una mica més complex i lent, es redueixi el manteniment de l’aplicació degut a una correcta ordenació i compartimentació del codi.</text:p>
      <text:p text:style-name="P14"/>
      <text:p text:style-name="P15">b) MVC – Model-Vista-Controlador</text:p>
      <text:p text:style-name="P15"/>
      <text:p text:style-name="P16">Una de les estructures multicapa més usades és el MVC, model-vista-controlador.</text:p>
      <text:p text:style-name="P16"/>
      <text:p text:style-name="P16">Usant aquestes tres capes:</text:p>
      <text:p text:style-name="P16"/>
      <text:list xml:id="list1194039329" text:style-name="L1">
        <text:list-item>
          <text:p text:style-name="P19"><text:span text:style-name="T10">E</text:span><text:span text:style-name="T9">l Model accedeix exclusivament a les dades (directament o, millor, a través d’eines com Entity Framework que ens ajuden al mapeig entre les nostres classes de l’aplicació i les taules de la base de dades)</text:span></text:p>
          <text:p text:style-name="P20"/>
        </text:list-item>
        <text:list-item>
          <text:p text:style-name="P22"><text:span text:style-name="T10">L</text:span><text:span text:style-name="T8">a Vista va lligada a la interfície d’usuari i només conté objectes visuals i, com a molt, codi vinculat exclusivament a qüestions d’interfície.</text:span></text:p>
        </text:list-item>
      </text:list>
      <text:p text:style-name="P13"/>
      <text:list xml:id="list84217864328095" text:continue-numbering="true" text:style-name="L1">
        <text:list-item>
          <text:p text:style-name="P21">El Controlador és qui fa la feina, on hi ha el codi. És el projecte que arrenca i accedeix al Model per a poder accedir a les dades i a la Vista per a llegir/modificar continguts de la interfície</text:p>
        </text:list-item>
      </text:list>
      <text:p text:style-name="P13"/>
      <text:p text:style-name="P15"/>
      <text:p text:style-name="P10"><text:span text:style-name="T11">c) </text:span>Listeners</text:p>
      <text:p text:style-name="P11"/>
      <text:p text:style-name="P12">Per a facilitar l’ús del Controlador i evitar haver d’incloure codi que no sigui estrictament vinculat a la interfície en la Vista, utilitzarem <text:span text:style-name="T7">listeners</text:span>.</text:p>
      <text:p text:style-name="P12"/>
      <text:p text:style-name="P12">Un <text:span text:style-name="T7">listener</text:span> el programarem en el Controlador, «escoltarà» quan es produeix un <text:span text:style-name="T7">event</text:span> sobre un element de la Vista (component visuals de la nostra interfície) i farà que quan aquest event tingui lloc s’executi(n) un (o més) handler(s) que haurem programat també en el Controlador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ca" number:country="E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002cm" fo:margin-left="0cm" table:align="left" style:writing-mode="lr-tb"/>
    </style:style>
    <style:style style:name="Table1.A" style:family="table-column">
      <style:table-column-properties style:column-width="9.107cm"/>
    </style:style>
    <style:style style:name="Table1.B" style:family="table-column">
      <style:table-column-properties style:column-width="7.895cm"/>
    </style:style>
    <style:style style:name="Table1.1" style:family="table-row">
      <style:table-row-properties style:min-row-height="1.482cm" fo:keep-together="auto"/>
    </style:style>
    <style:style style:name="Table1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er">
      <style:text-properties fo:language="ca" fo:country="ES"/>
    </style:style>
    <style:style style:name="MP2" style:family="paragraph" style:parent-style-name="Standard">
      <style:text-properties fo:language="ca" fo:country="ES"/>
    </style:style>
    <style:style style:name="MP3" style:family="paragraph" style:parent-style-name="Footnote">
      <style:paragraph-properties fo:padding="0cm" fo:border="none" style:snap-to-layout-grid="false"/>
      <style:text-properties fo:language="ca" fo:country="ES"/>
    </style:style>
    <style:style style:name="MP4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MP5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MP6" style:family="paragraph" style:parent-style-name="Standard">
      <style:paragraph-properties fo:text-align="end" style:justify-single-word="false"/>
      <style:text-properties fo:language="ca" fo:country="ES"/>
    </style:style>
    <style:style style:name="MP7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1729ec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43cm" fo:margin-bottom="0.42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706cm" fo:margin-left="0cm" fo:margin-right="0cm" fo:margin-bottom="0.499cm"/>
      </style:header-style>
      <style:footer-style>
        <style:header-footer-properties svg:height="2.455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4">
      <number:month number:style="long" number:textual="true"/>
    </number:date-style>
  </office:automatic-styles>
  <office:master-styles>
    <style:master-page style:name="Standard" style:page-layout-name="Mpm1" draw:style-name="Mdp1">
      <style:header>
        <text:p text:style-name="Header"><draw:frame draw:style-name="Mfr1" draw:name="Imagen 55" text:anchor-type="char" svg:x="-0.358cm" svg:y="-0.75cm" svg:width="6.72cm" svg:height="1.131cm" draw:z-index="1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187cm" svg:y="-0.882cm" svg:width="4.076cm" svg:height="0.988cm" draw:z-index="0"><draw:image xlink:href="Pictures/10000001000001B700000071E6A4831387C6A5D3.png" xlink:type="simple" xlink:show="embed" xlink:actuate="onLoad" draw:mime-type="image/png"/></draw:frame></text:p>
      </style:header>
      <style:foot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"><text:span text:style-name="MT1">Nom arxiu: </text:span><text:span text:style-name="MT1"><text:file-name text:display="name-and-extension">EDDAM_ACT_2223_M6_UF2_2c_listeners.odt</text:file-name></text:span></text:p>
              <text:p text:style-name="MP4">Elaborat: <text:s/><text:span text:style-name="MT2">Miquel Altayó</text:span></text:p>
            </table:table-cell>
            <table:table-cell table:style-name="Table1.A1" office:value-type="string">
              <text:p text:style-name="MP5"><text:span text:style-name="MT1">Data: </text:span><text:span text:style-name="MT1"><text:date style:data-style-name="N34" text:date-value="2022-09-26T08:42:16.365107120">setembre</text:date></text:span><text:span text:style-name="MT1"><text:s/></text:span><text:span text:style-name="MT1"><text:date style:data-style-name="N104" text:date-value="2022-09-26T08:42:16.365233478">2022</text:date></text:span></text:p>
              <text:p text:style-name="MP6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7">Aquest document pot quedat obsolet una vegada imprès.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9-21T19:19:55.23</meta:creation-date>
    <dc:date>2022-09-26T08:42:16.175763534</dc:date>
    <meta:editing-duration>PT6H1M54S</meta:editing-duration>
    <meta:editing-cycles>53</meta:editing-cycles>
    <meta:generator>LibreOffice/7.3.6.2$Linux_X86_64 LibreOffice_project/30$Build-2</meta:generator>
    <meta:document-statistic meta:table-count="2" meta:image-count="2" meta:object-count="0" meta:page-count="1" meta:paragraph-count="19" meta:word-count="281" meta:character-count="1725" meta:non-whitespace-character-count="1460"/>
  </office:meta>
</office:document-meta>
</file>